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155A06FBCF675399D50.png" manifest:media-type="image/png"/>
  <manifest:file-entry manifest:full-path="Pictures/10000000000004DC00000105B840F669C9AA2E09.png" manifest:media-type="image/png"/>
  <manifest:file-entry manifest:full-path="Pictures/10000000000004E0000001089D8278D8C595F991.png" manifest:media-type="image/png"/>
  <manifest:file-entry manifest:full-path="Pictures/10000000000001C60000007D8B4FC8313EB902C1.png" manifest:media-type="image/png"/>
  <manifest:file-entry manifest:full-path="Pictures/1000000000000246000000C3B345AF306FA7247E.png" manifest:media-type="image/png"/>
  <manifest:file-entry manifest:full-path="Pictures/10000000000004D600000107D9F3A8693A541DB8.png" manifest:media-type="image/png"/>
  <manifest:file-entry manifest:full-path="Pictures/10000000000003050000008933B453A0A8EFA5CF.png" manifest:media-type="image/png"/>
  <manifest:file-entry manifest:full-path="Pictures/10000000000003410000008B1CCA94B4C56219D8.png" manifest:media-type="image/png"/>
  <manifest:file-entry manifest:full-path="Pictures/10000000000001C10000007DD4C5975FFC65A8C1.png" manifest:media-type="image/png"/>
  <manifest:file-entry manifest:full-path="Pictures/10000000000004DE0000010332C3E9CF41DE282E.png" manifest:media-type="image/png"/>
  <manifest:file-entry manifest:full-path="Pictures/10000000000004D80000010170E1984869B0DEF4.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1A2000001562200B304FFD7C9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officeooo:rsid="00105c96" officeooo:paragraph-rsid="0014961a"/>
    </style:style>
    <style:style style:name="P22" style:family="paragraph" style:parent-style-name="Text_20_body">
      <style:text-properties officeooo:rsid="0015ba89" officeooo:paragraph-rsid="0015ba89"/>
    </style:style>
    <style:style style:name="P23" style:family="paragraph" style:parent-style-name="Text_20_body">
      <style:text-properties officeooo:rsid="0015edea" officeooo:paragraph-rsid="0015edea"/>
    </style:style>
    <style:style style:name="P24" style:family="paragraph" style:parent-style-name="Text_20_body">
      <style:text-properties style:font-name="Liberation Sans" officeooo:rsid="0015edea" officeooo:paragraph-rsid="0015edea"/>
    </style:style>
    <style:style style:name="P25" style:family="paragraph" style:parent-style-name="Text_20_body">
      <style:text-properties style:font-name="Liberation Sans" officeooo:rsid="002c760f" officeooo:paragraph-rsid="002c760f"/>
    </style:style>
    <style:style style:name="P26" style:family="paragraph" style:parent-style-name="Text_20_body">
      <style:text-properties style:font-name="Liberation Serif" fo:font-weight="bold" officeooo:rsid="0015edea" officeooo:paragraph-rsid="0015edea" style:font-weight-asian="bold" style:font-weight-complex="bold"/>
    </style:style>
    <style:style style:name="P27" style:family="paragraph" style:parent-style-name="Text_20_body">
      <style:text-properties officeooo:paragraph-rsid="0015edea"/>
    </style:style>
    <style:style style:name="P28" style:family="paragraph" style:parent-style-name="Text_20_body">
      <style:text-properties officeooo:rsid="00170b4c" officeooo:paragraph-rsid="00170b4c"/>
    </style:style>
    <style:style style:name="P29" style:family="paragraph" style:parent-style-name="Text_20_body">
      <style:text-properties officeooo:rsid="0018184d" officeooo:paragraph-rsid="0018184d"/>
    </style:style>
    <style:style style:name="P30" style:family="paragraph" style:parent-style-name="Text_20_body">
      <style:text-properties officeooo:rsid="001942c7" officeooo:paragraph-rsid="001942c7"/>
    </style:style>
    <style:style style:name="P31" style:family="paragraph" style:parent-style-name="Text_20_body">
      <style:text-properties officeooo:rsid="001a76fc" officeooo:paragraph-rsid="001a76fc"/>
    </style:style>
    <style:style style:name="P32" style:family="paragraph" style:parent-style-name="Text_20_body">
      <style:text-properties officeooo:rsid="001db9e4" officeooo:paragraph-rsid="001db9e4"/>
    </style:style>
    <style:style style:name="P33" style:family="paragraph" style:parent-style-name="Text_20_body">
      <style:text-properties officeooo:rsid="001fabba" officeooo:paragraph-rsid="001fabba"/>
    </style:style>
    <style:style style:name="P34" style:family="paragraph" style:parent-style-name="Text_20_body">
      <style:text-properties officeooo:rsid="001fabba" officeooo:paragraph-rsid="002c8dae"/>
    </style:style>
    <style:style style:name="P35" style:family="paragraph" style:parent-style-name="Text_20_body">
      <style:text-properties officeooo:rsid="0021615e" officeooo:paragraph-rsid="0021615e"/>
    </style:style>
    <style:style style:name="P36" style:family="paragraph" style:parent-style-name="Text_20_body">
      <style:text-properties officeooo:rsid="002391b4" officeooo:paragraph-rsid="002391b4"/>
    </style:style>
    <style:style style:name="P37" style:family="paragraph" style:parent-style-name="Text_20_body">
      <style:text-properties officeooo:rsid="00253662" officeooo:paragraph-rsid="00253662"/>
    </style:style>
    <style:style style:name="P38" style:family="paragraph" style:parent-style-name="Text_20_body">
      <style:text-properties officeooo:rsid="0026e5d8" officeooo:paragraph-rsid="0026e5d8"/>
    </style:style>
    <style:style style:name="P39" style:family="paragraph" style:parent-style-name="Text_20_body">
      <style:text-properties style:text-position="0% 100%" officeooo:rsid="0026e5d8" officeooo:paragraph-rsid="0026e5d8" style:font-size-asian="10.5pt" style:font-weight-asian="normal"/>
    </style:style>
    <style:style style:name="P40" style:family="paragraph" style:parent-style-name="Text_20_body">
      <style:text-properties style:text-position="0% 100%" officeooo:rsid="003024a6" officeooo:paragraph-rsid="003024a6" style:font-size-asian="10.5pt" style:font-weight-asian="normal"/>
    </style:style>
    <style:style style:name="P41" style:family="paragraph" style:parent-style-name="Text_20_body">
      <style:text-properties officeooo:rsid="002822b0" officeooo:paragraph-rsid="002822b0"/>
    </style:style>
    <style:style style:name="P42" style:family="paragraph" style:parent-style-name="Text_20_body">
      <style:text-properties officeooo:rsid="002c760f" officeooo:paragraph-rsid="002c760f"/>
    </style:style>
    <style:style style:name="P43" style:family="paragraph" style:parent-style-name="Text_20_body">
      <style:text-properties officeooo:rsid="002c760f" officeooo:paragraph-rsid="002e4132"/>
    </style:style>
    <style:style style:name="P44" style:family="paragraph" style:parent-style-name="Text_20_body">
      <style:text-properties officeooo:rsid="0031436e" officeooo:paragraph-rsid="0031436e"/>
    </style:style>
    <style:style style:name="P45" style:family="paragraph" style:parent-style-name="Text_20_body">
      <style:text-properties officeooo:paragraph-rsid="00314a3e"/>
    </style:style>
    <style:style style:name="P46" style:family="paragraph" style:parent-style-name="Title">
      <style:text-properties officeooo:rsid="000e3d3f" officeooo:paragraph-rsid="000e3d3f"/>
    </style:style>
    <style:style style:name="P4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4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53" style:family="paragraph" style:parent-style-name="Text_20_body" style:list-style-name="L1">
      <style:text-properties officeooo:rsid="000e3d3f" officeooo:paragraph-rsid="000e3d3f"/>
    </style:style>
    <style:style style:name="P54" style:family="paragraph" style:parent-style-name="Text_20_body" style:list-style-name="L2">
      <style:text-properties officeooo:rsid="00101ce7" officeooo:paragraph-rsid="00105c96"/>
    </style:style>
    <style:style style:name="P55" style:family="paragraph" style:parent-style-name="Text_20_body" style:list-style-name="L2">
      <style:text-properties officeooo:rsid="00101ce7" officeooo:paragraph-rsid="0014961a"/>
    </style:style>
    <style:style style:name="P56" style:family="paragraph" style:parent-style-name="Text_20_body" style:list-style-name="L3">
      <style:text-properties fo:font-style="normal" officeooo:rsid="00114d0c" officeooo:paragraph-rsid="00114d0c" style:font-style-asian="normal" style:font-style-complex="normal"/>
    </style:style>
    <style:style style:name="P57" style:family="paragraph" style:parent-style-name="Text_20_body" style:list-style-name="L5">
      <style:text-properties fo:font-style="normal" officeooo:rsid="0013a407" officeooo:paragraph-rsid="0013a407" style:font-style-asian="normal" style:font-style-complex="normal"/>
    </style:style>
    <style:style style:name="P58" style:family="paragraph" style:parent-style-name="Text_20_body" style:list-style-name="L5">
      <style:text-properties fo:font-style="normal" officeooo:rsid="0015ba89" officeooo:paragraph-rsid="0015ba89" style:font-style-asian="normal" style:font-style-complex="normal"/>
    </style:style>
    <style:style style:name="P59" style:family="paragraph" style:parent-style-name="Text_20_body" style:list-style-name="L7">
      <style:text-properties fo:font-style="normal" officeooo:rsid="001942c7" officeooo:paragraph-rsid="001942c7" style:font-style-asian="normal" style:font-style-complex="normal"/>
    </style:style>
    <style:style style:name="P60" style:family="paragraph" style:parent-style-name="Text_20_body" style:list-style-name="L10">
      <style:text-properties fo:font-style="normal" officeooo:rsid="002c4b1d" officeooo:paragraph-rsid="002c4b1d" style:font-style-asian="normal" style:font-style-complex="normal"/>
    </style:style>
    <style:style style:name="P61" style:family="paragraph" style:parent-style-name="Text_20_body" style:list-style-name="L10">
      <style:text-properties fo:font-style="normal" officeooo:rsid="002c760f" officeooo:paragraph-rsid="002c760f" style:font-style-asian="normal" style:font-style-complex="normal"/>
    </style:style>
    <style:style style:name="P62" style:family="paragraph" style:parent-style-name="Text_20_body" style:list-style-name="L4">
      <style:text-properties officeooo:rsid="00114d0c" officeooo:paragraph-rsid="00114d0c"/>
    </style:style>
    <style:style style:name="P63" style:family="paragraph" style:parent-style-name="Text_20_body" style:list-style-name="L4">
      <style:text-properties officeooo:rsid="00129cef" officeooo:paragraph-rsid="00129cef"/>
    </style:style>
    <style:style style:name="P64" style:family="paragraph" style:parent-style-name="Text_20_body" style:list-style-name="L6">
      <style:text-properties officeooo:rsid="0018184d" officeooo:paragraph-rsid="0018184d"/>
    </style:style>
    <style:style style:name="P65" style:family="paragraph" style:parent-style-name="Text_20_body" style:list-style-name="L7">
      <style:text-properties officeooo:rsid="001942c7" officeooo:paragraph-rsid="001942c7"/>
    </style:style>
    <style:style style:name="P66" style:family="paragraph" style:parent-style-name="Text_20_body" style:list-style-name="L8">
      <style:text-properties officeooo:rsid="0021615e" officeooo:paragraph-rsid="0021615e"/>
    </style:style>
    <style:style style:name="P67" style:family="paragraph" style:parent-style-name="Text_20_body" style:list-style-name="L9">
      <style:text-properties officeooo:rsid="002391b4" officeooo:paragraph-rsid="002391b4"/>
    </style:style>
    <style:style style:name="P68" style:family="paragraph" style:parent-style-name="Text_20_body" style:list-style-name="L9">
      <style:text-properties officeooo:rsid="00253662" officeooo:paragraph-rsid="00253662"/>
    </style:style>
    <style:style style:name="P69" style:family="paragraph" style:parent-style-name="Text_20_body" style:list-style-name="L11">
      <style:text-properties officeooo:rsid="0031436e" officeooo:paragraph-rsid="0031436e"/>
    </style:style>
    <style:style style:name="P70" style:family="paragraph" style:parent-style-name="Text_20_body" style:list-style-name="L11">
      <style:text-properties officeooo:rsid="0031436e" officeooo:paragraph-rsid="00314a3e"/>
    </style:style>
    <style:style style:name="P71" style:family="paragraph" style:parent-style-name="Text_20_body" style:list-style-name="L11">
      <style:text-properties officeooo:rsid="00314a3e" officeooo:paragraph-rsid="00314a3e"/>
    </style:style>
    <style:style style:name="P72" style:family="paragraph" style:parent-style-name="Text_20_body">
      <style:text-properties officeooo:rsid="00314a3e" officeooo:paragraph-rsid="00314a3e"/>
    </style:style>
    <style:style style:name="P73" style:family="paragraph" style:parent-style-name="Text_20_body">
      <style:text-properties officeooo:paragraph-rsid="0031eb82"/>
    </style:style>
    <style:style style:name="P74" style:family="paragraph" style:parent-style-name="Heading_20_1">
      <style:text-properties officeooo:rsid="000e3d3f" officeooo:paragraph-rsid="000e3d3f"/>
    </style:style>
    <style:style style:name="P75" style:family="paragraph" style:parent-style-name="Heading_20_1" style:list-style-name="">
      <style:text-properties officeooo:rsid="00108423" officeooo:paragraph-rsid="00108423"/>
    </style:style>
    <style:style style:name="P76" style:family="paragraph" style:parent-style-name="Heading_20_1">
      <style:paragraph-properties fo:break-before="page"/>
      <style:text-properties officeooo:rsid="00108423" officeooo:paragraph-rsid="00108423"/>
    </style:style>
    <style:style style:name="P77" style:family="paragraph" style:parent-style-name="Heading_20_1">
      <style:paragraph-properties fo:break-before="page"/>
      <style:text-properties officeooo:rsid="0013a407" officeooo:paragraph-rsid="0013a407"/>
    </style:style>
    <style:style style:name="P78" style:family="paragraph" style:parent-style-name="Heading_20_1">
      <style:paragraph-properties fo:break-before="page"/>
      <style:text-properties officeooo:rsid="0015ba89" officeooo:paragraph-rsid="0015ba89"/>
    </style:style>
    <style:style style:name="P79" style:family="paragraph" style:parent-style-name="Heading_20_1">
      <style:paragraph-properties fo:break-before="page"/>
      <style:text-properties officeooo:rsid="0015edea" officeooo:paragraph-rsid="0015edea"/>
    </style:style>
    <style:style style:name="P80" style:family="paragraph" style:parent-style-name="Heading_20_1">
      <style:paragraph-properties fo:break-before="page"/>
      <style:text-properties officeooo:rsid="002c760f" officeooo:paragraph-rsid="002c760f"/>
    </style:style>
    <style:style style:name="P81" style:family="paragraph" style:parent-style-name="Heading_20_1">
      <style:paragraph-properties fo:break-before="page"/>
      <style:text-properties officeooo:rsid="0031436e" officeooo:paragraph-rsid="0031436e"/>
    </style:style>
    <style:style style:name="P82" style:family="paragraph" style:parent-style-name="Heading_20_2">
      <style:text-properties officeooo:rsid="00114d0c" officeooo:paragraph-rsid="00114d0c"/>
    </style:style>
    <style:style style:name="P83" style:family="paragraph" style:parent-style-name="Heading_20_2">
      <style:text-properties officeooo:rsid="00170b4c" officeooo:paragraph-rsid="00170b4c"/>
    </style:style>
    <style:style style:name="P84" style:family="paragraph" style:parent-style-name="Heading_20_2">
      <style:text-properties officeooo:rsid="0031eb82" officeooo:paragraph-rsid="0031eb82"/>
    </style:style>
    <style:style style:name="P85" style:family="paragraph" style:parent-style-name="Heading_20_2">
      <style:paragraph-properties fo:break-before="page"/>
      <style:text-properties officeooo:rsid="0021615e" officeooo:paragraph-rsid="0021615e"/>
    </style:style>
    <style:style style:name="P86"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font-size-asian="10.5pt" style:font-weight-asian="normal"/>
    </style:style>
    <style:style style:name="T25" style:family="text">
      <style:text-properties style:text-position="0% 100%" style:font-size-asian="10.5pt" style:font-weight-asian="normal"/>
    </style:style>
    <style:style style:name="T26" style:family="text">
      <style:text-properties officeooo:rsid="002822b0"/>
    </style:style>
    <style:style style:name="T27" style:family="text">
      <style:text-properties officeooo:rsid="002929cc"/>
    </style:style>
    <style:style style:name="T28" style:family="text">
      <style:text-properties officeooo:rsid="0029e3e2"/>
    </style:style>
    <style:style style:name="T29" style:family="text">
      <style:text-properties officeooo:rsid="0029fa44"/>
    </style:style>
    <style:style style:name="T30" style:family="text">
      <style:text-properties officeooo:rsid="002c4b1d"/>
    </style:style>
    <style:style style:name="T31" style:family="text">
      <style:text-properties officeooo:rsid="002c8dae"/>
    </style:style>
    <style:style style:name="T32" style:family="text">
      <style:text-properties officeooo:rsid="002e4132"/>
    </style:style>
    <style:style style:name="T33" style:family="text">
      <style:text-properties officeooo:rsid="003024a6"/>
    </style:style>
    <style:style style:name="T34" style:family="text">
      <style:text-properties officeooo:rsid="0031eb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7">ReserveFund</text:span>Budget User Guide</text:p>
      <text:h text:style-name="P74"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27">Regulations</text:span> require that the trustees of a BC prepare:</text:p>
      <text:list xml:id="list7196488655178873480" text:style-name="L1">
        <text:list-item>
          <text:p text:style-name="P53">An administrative budget to cover day-to-day expenses (such as <text:span text:style-name="T1">gardening, </text:span>managing agent fees, electricity and regular repairs and maintenance <text:span text:style-name="T31">like fixing minor plumbing problems or replacing light bulbs</text:span>) <text:span text:style-name="T1">for the following financial year</text:span></text:p>
        </text:list-item>
        <text:list-item>
          <text:p text:style-name="P53">A ma<text:span text:style-name="T27">intenance</text:span> plan and budget that identifies large maintenance work that needs to be undertaken over the next ten years that shows how these large-scale works will be funded <text:span text:style-name="T27">from a reserve fund</text:span>.</text:p>
        </text:list-item>
      </text:list>
      <text:p text:style-name="P2"><text:span text:style-name="T27">T</text:span>he STSM<text:span text:style-name="T27">R</text:span> <text:span text:style-name="T27">specifies that the</text:span> reserve fund <text:span text:style-name="T27">must be maintained separately from the administrative fund</text:span> and <text:span text:style-name="T27">stipulates </text:span>amounts <text:span text:style-name="T27">that </text:span>must be contributed to the reserve fund each year. <text:span text:style-name="T27">The minimum amounts that must be put into the reserve fund annually are significant</text:span>. <text:s/>The following two slightly messy requirements apply (if, on a first reading, you don't understand them, don't worry):</text:p>
      <text:list xml:id="list4811793307442350167" text:style-name="L2">
        <text:list-item>
          <text:p text:style-name="P54">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55">If the amount in the reserve fund is less than one quarter of the amount spent on administration, a BC is required to put an amount of, at least, 15% of the total administrative budget into the reserve fund in the next financial year.</text:p>
        </text:list-item>
      </text:list>
      <text:p text:style-name="P21"><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75" text:outline-level="1"/>
      <text:h text:style-name="P76"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2418625007368318116" text:style-name="L3">
        <text:list-item>
          <text:p text:style-name="P56">Identify items that need to be maintained over a ten year period (such as <text:span text:style-name="T22">paint jobs</text:span>, replacing electric fencing, re<text:span text:style-name="T31">surfacing the pool</text:span>, <text:span text:style-name="T22">etc.</text:span>)</text:p>
        </text:list-item>
        <text:list-item>
          <text:p text:style-name="P56">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82" text:outline-level="2">Real world budgeting</text:h>
      <text:p text:style-name="P4">It's important to be realistic; ten years is a long time period. A spreadsheet is not going to be precisely accurate over one year and the inaccuracies get <text:span text:style-name="T27">worse</text:span> over longer time periods. Some of the problems <text:span text:style-name="T27">with long range budgeting are</text:span>:</text:p>
      <text:list xml:id="list2092296552388911885" text:style-name="L4">
        <text:list-item>
          <text:p text:style-name="P62">Inflation can vary and the spread between the interest earned on the reserve fund can be significantly different from year to year over ten years</text:p>
        </text:list-item>
        <text:list-item>
          <text:p text:style-name="P62">Assumptions about when maintenance work is needed can be wrong; a paint job that was expected to last seven years may be looking shoddy after six</text:p>
        </text:list-item>
        <text:list-item>
          <text:p text:style-name="P63">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77" text:outline-level="1">The Structure of the Spreadsheet</text:h>
      <text:p text:style-name="P6">The spreadsheet consists of <text:span text:style-name="T15">six</text:span> <text:span text:style-name="T3">worksheets:</text:span></text:p>
      <text:list xml:id="list1361325370854176366" text:style-name="L5">
        <text:list-item>
          <text:p text:style-name="P57">An “About” worksheet that includes a copyright notice and a disclaimer</text:p>
        </text:list-item>
        <text:list-item>
          <text:p text:style-name="P57">A “Current Financials” worksheet that captures details from the previous year's (hopefully audited) financial statements and important details from the administrative budget</text:p>
        </text:list-item>
        <text:list-item>
          <text:p text:style-name="P57">A worksheet that captures items that need to be maintained over the next ten years (e.g. painting<text:span text:style-name="T22">)</text:span> or high capital <text:span text:style-name="T22">purchases</text:span> (e.g. <text:span text:style-name="T31">a new irrigation system</text:span>)</text:p>
        </text:list-item>
        <text:list-item>
          <text:p text:style-name="P58">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57">A “Planning and Projections” worksheet to determine year on year changes over the ten year period to help ensure that the reserves of the BC are sufficient to cover the expenses for each year and to ensure that the amount in the reserve fund is <text:span text:style-name="T31">always </text:span>compliant with the STSMR.</text:p>
        </text:list-item>
        <text:list-item>
          <text:p text:style-name="P57">A “Summary” sheet that describes the impact of the ten year plan <text:span text:style-name="T31">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78" text:outline-level="1">Disclaimers <text:span text:style-name="T16">and Other Legal Stuff</text:span></text:h>
      <text:p text:style-name="P22">The STSMR is a legal document and the creators of this spreadsheet are not lawyers. We have, however, tried to interpret the regulations correctly and reasonably.</text:p>
      <text:p text:style-name="P22">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3">A maintenance plan involves more than just calculations. You should prepare a text document that justifies the assumptions that you make in your budgeting <text:span text:style-name="T27">and spreadsheet.</text:span></text:p>
      <text:p text:style-name="P23">This spreadsheet is software and software <text:span text:style-name="T31">inevitably </text:span>has bugs. Note that the GNU Public License under which this software is made freely available includes this disclaimer:</text:p>
      <text:p text:style-name="P23"><text:s text:c="4"/><text:span text:style-name="T17">This program is distributed in the hope that it will be useful,</text:span></text:p>
      <text:p text:style-name="P24"><text:s text:c="4"/>but WITHOUT ANY WARRANTY; without even the implied warranty of</text:p>
      <text:p text:style-name="P24"><text:s text:c="4"/>MERCHANTABILITY or FITNESS FOR A PARTICULAR PURPOSE. <text:s/>See the</text:p>
      <text:p text:style-name="P24"><text:s text:c="4"/>GNU General Public License for more details.</text:p>
      <text:p text:style-name="P26"/>
      <text:p text:style-name="P26">This software is copyrighted. You may distribute budgets using this spreadsheet but do not remove the worksheet that contains the copyright notice.</text:p>
      <text:p text:style-name="P26"/>
      <text:h text:style-name="P79" text:outline-level="1">Example Spreadsheets</text:h>
      <text:p text:style-name="P28">This section considers two fictitious Sectional Title Schemes: The Acme Body Corporate (ABC) and the Zenith Body Corporate (ZBC).</text:p>
      <text:p text:style-name="P28">The first example is some what simpler and the second takes a more formal approach. The spreadsheets are found in the examples folder.</text:p>
      <text:h text:style-name="P83" text:outline-level="2">Example 1: <text:span text:style-name="T19">The Acme Body Corporate</text:span></text:h>
      <text:p text:style-name="P28"><text:span text:style-name="T31">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51"/>
            </table:table-cell>
            <table:table-cell table:style-name="ABCAdministrativeBudget.A1" office:value-type="float" office:value="0">
              <text:p text:style-name="P52">Amount</text:p>
            </table:table-cell>
          </table:table-row>
        </table:table-header-rows>
        <table:table-row>
          <table:table-cell table:style-name="ABCAdministrativeBudget.A2" office:value-type="float" office:value="0">
            <text:p text:style-name="P49">Repairs &amp; Maintena<text:span text:style-name="T18">n</text:span>ce</text:p>
          </table:table-cell>
          <table:table-cell table:style-name="ABCAdministrativeBudget.B2" office:value-type="string">
            <text:p text:style-name="P49">R130 000</text:p>
          </table:table-cell>
        </table:table-row>
        <table:table-row>
          <table:table-cell table:style-name="ABCAdministrativeBudget.A2" office:value-type="float" office:value="0">
            <text:p text:style-name="P49">Managing agent fees</text:p>
          </table:table-cell>
          <table:table-cell table:style-name="ABCAdministrativeBudget.B3" office:value-type="string">
            <text:p text:style-name="P49">R<text:span text:style-name="T18">73</text:span> 000</text:p>
          </table:table-cell>
        </table:table-row>
        <table:table-row>
          <table:table-cell table:style-name="ABCAdministrativeBudget.A2" office:value-type="float" office:value="0">
            <text:p text:style-name="P49">Gardening <text:span text:style-name="T18">contract</text:span></text:p>
          </table:table-cell>
          <table:table-cell table:style-name="ABCAdministrativeBudget.B4" office:value-type="string">
            <text:p text:style-name="P49">R170 000</text:p>
          </table:table-cell>
        </table:table-row>
        <table:table-row>
          <table:table-cell table:style-name="ABCAdministrativeBudget.A2" office:value-type="float" office:value="0">
            <text:p text:style-name="P50">Utilities</text:p>
          </table:table-cell>
          <table:table-cell table:style-name="ABCAdministrativeBudget.B5" office:value-type="string">
            <text:p text:style-name="P50">R135 000</text:p>
          </table:table-cell>
        </table:table-row>
        <table:table-row>
          <table:table-cell table:style-name="ABCAdministrativeBudget.A2" office:value-type="float" office:value="0">
            <text:p text:style-name="P50">Legal fees</text:p>
          </table:table-cell>
          <table:table-cell table:style-name="ABCAdministrativeBudget.B6" office:value-type="string">
            <text:p text:style-name="P50">R6 000</text:p>
          </table:table-cell>
        </table:table-row>
        <table:table-row>
          <table:table-cell table:style-name="ABCAdministrativeBudget.A2" office:value-type="float" office:value="0">
            <text:p text:style-name="P50">Security</text:p>
          </table:table-cell>
          <table:table-cell table:style-name="ABCAdministrativeBudget.B7" office:value-type="string">
            <text:p text:style-name="P50">R170 000</text:p>
          </table:table-cell>
        </table:table-row>
        <table:table-row>
          <table:table-cell table:style-name="ABCAdministrativeBudget.A2" office:value-type="float" office:value="0">
            <text:p text:style-name="P50">Auditors' fees</text:p>
          </table:table-cell>
          <table:table-cell table:style-name="ABCAdministrativeBudget.B8" office:value-type="string">
            <text:p text:style-name="P50">R16 000</text:p>
          </table:table-cell>
        </table:table-row>
        <table:table-row>
          <table:table-cell table:style-name="ABCAdministrativeBudget.A2" office:value-type="float" office:value="0">
            <text:p text:style-name="P50">Insurance</text:p>
          </table:table-cell>
          <table:table-cell table:style-name="ABCAdministrativeBudget.B9" office:value-type="string">
            <text:p text:style-name="P50">R70 000</text:p>
          </table:table-cell>
        </table:table-row>
        <table:table-row>
          <table:table-cell table:style-name="ABCAdministrativeBudget.A2" office:value-type="float" office:value="0">
            <text:p text:style-name="P50">Gardener and Caretaker salaries</text:p>
          </table:table-cell>
          <table:table-cell table:style-name="ABCAdministrativeBudget.B10" office:value-type="string">
            <text:p text:style-name="P50">R190 000</text:p>
          </table:table-cell>
        </table:table-row>
        <table:table-row>
          <table:table-cell table:style-name="ABCAdministrativeBudget.A11" office:value-type="float" office:value="0">
            <text:p text:style-name="P50">Total</text:p>
          </table:table-cell>
          <table:table-cell table:style-name="ABCAdministrativeBudget.B11" office:value-type="string">
            <text:p text:style-name="P50">R960 000</text:p>
          </table:table-cell>
        </table:table-row>
      </table:table>
      <text:p text:style-name="P28"/>
      <text:p text:style-name="P29"><text:span text:style-name="T31">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1">We'll assume that ABC's reserve fund</text:span> R550,000 <text:span text:style-name="T31">in it at the start of the year</text:span>.</text:p>
      <text:p text:style-name="P29">ABC's trustees now want to prepare a management budget. The data that they need are:</text:p>
      <text:list xml:id="list2198213756866913037" text:style-name="L6">
        <text:list-item>
          <text:p text:style-name="P64">The previous year's administrative costs (R900,000)</text:p>
        </text:list-item>
        <text:list-item>
          <text:p text:style-name="P64">The current year's total administrative budge<text:span text:style-name="T28">t</text:span> (R960,000)</text:p>
        </text:list-item>
        <text:list-item>
          <text:p text:style-name="P64">The amount budgeted for Repairs &amp; Maintenance (R130,000)</text:p>
        </text:list-item>
        <text:list-item>
          <text:p text:style-name="P64">The amount in the reserve fund at the start of the year (R550,000)</text:p>
        </text:list-item>
        <text:list-item>
          <text:p text:style-name="P64">An educated guess as to inflation (7%)</text:p>
        </text:list-item>
        <text:list-item>
          <text:p text:style-name="P64">The interest rate applicable to the account in which they keep their reserve funds (5%)</text:p>
        </text:list-item>
      </text:list>
      <text:p text:style-name="P29">If you open the <text:span text:style-name="T3">example1.ods</text:span> spreadsheet and click on the “Current Financials” worksheet, you'll see <text:soft-page-break/>the above data captured.</text:p>
      <text:p text:style-name="P29"><draw:frame draw:style-name="fr1" draw:name="Image1" text:anchor-type="paragraph" svg:width="6.0626in" svg:height="2.0311in" draw:z-index="0"><draw:image xlink:href="Pictures/1000000000000246000000C3B345AF306FA7247E.png" xlink:type="simple" xlink:show="embed" xlink:actuate="onLoad"/></draw:frame></text:p>
      <text:p text:style-name="P30">The actual planning now needs to start. The trustees have identified five expensive maintenance items that need to <text:span text:style-name="T28">be repaired, maintained or replaced over</text:span> the next ten years (2018-2027):</text:p>
      <text:list xml:id="list4044718792821285322" text:style-name="L7">
        <text:list-item>
          <text:p text:style-name="P65">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59">The walls of the complex are repainted every seven years and the next job will be in 2020 (and another in 2027). They estimate that currently (in 2018 Rand terms), it w<text:span text:style-name="T28">ill</text:span> cost R750,000.</text:p>
        </text:list-item>
        <text:list-item>
          <text:p text:style-name="P59">The irrigation system will be 20 years old in 2025 and they believe it should be replaced. An estimate of R80,000 in 2018 Rand term seems reasonable to them.</text:p>
        </text:list-item>
        <text:list-item>
          <text:p text:style-name="P59">ABC's caretaker tells them that the gutters and downpipes need replacing and <text:span text:style-name="T28">sh</text:span>ould cost about R250,000. The trustees decide that maintenance work can be held over until 2021.</text:p>
        </text:list-item>
        <text:list-item>
          <text:p text:style-name="P59">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33B453A0A8EFA5CF.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1CCA94B4C56219D8.png" xlink:type="simple" xlink:show="embed" xlink:actuate="onLoad"/></draw:frame><text:soft-page-break/></text:p>
      <text:p text:style-name="P10">So, for example, it's estimated that repainting the woodwork in 2026 will cos<text:span text:style-name="T29">t</text:span> R481,000 and the 2020 paint job is estimated to cost R859,000 <text:span text:style-name="T31">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D4C5975FFC65A8C1.png" xlink:type="simple" xlink:show="embed" xlink:actuate="onLoad"/></draw:frame></text:p>
      <text:p text:style-name="P10"/>
      <text:p text:style-name="P9"/>
      <text:p text:style-name="P9"/>
      <text:p text:style-name="P9"/>
      <text:p text:style-name="P31"><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1">initial </text:span>assumption that over the next ten years, the budget should increase only in line with the assumed rate of inflation. <text:span text:style-name="T31">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32C3E9CF41DE282E.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8">into the reserve fund</text:span>. This budget would, from 2021, be failing to meet that legal requirement.</text:p>
      <text:p text:style-name="P32"><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1">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28">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D9F3A8693A541DB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4"><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2200B304FFD7C966.png" xlink:type="simple" xlink:show="embed" xlink:actuate="onLoad"/></draw:frame><text:soft-page-break/></text:p>
      <text:p text:style-name="P10"/>
      <text:p text:style-name="P10"/>
      <text:p text:style-name="P10"/>
      <text:p text:style-name="P9"/>
      <text:p text:style-name="P9"/>
      <text:p text:style-name="P27"/>
      <text:p text:style-name="P27"/>
      <text:p text:style-name="P27"/>
      <text:p text:style-name="P27"/>
      <text:p text:style-name="P27"/>
      <text:p text:style-name="P33">Note that at the start of the financial year, ABC's reserve fund was 52.9% less than <text:span text:style-name="T28">an ideal value</text:span>. By increasing levies by only <text:span text:style-name="T26">a nominal </text:span>17%, at the end of the financial year the amount in the reserve fund will still be less than <text:span text:style-name="T28">an</text:span> ideal value <text:span text:style-name="T26">by 41.6%</text:span>. <text:span text:style-name="T26">If the trustees had hiked levies by 51.2% the BC would have had the recommended amount in the reserve fund at the end of the year. </text:span></text:p>
      <text:p text:style-name="P33">Section 22(2) of the STSMR has a simpl<text:span text:style-name="T26">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8116924502197738482" text:style-name="L8">
        <text:list-item>
          <text:p text:style-name="P66">They contribute at least the minimum amounts to the reserve fund required by Section 2 of the STSMR and</text:p>
        </text:list-item>
        <text:list-item>
          <text:p text:style-name="P66">They inform the BC when presenting the budget that there will be future levy increases above the inflation rate <text:span text:style-name="T28">and have a plausible plan to get into compliance in a reasonable number of years</text:span></text:p>
        </text:list-item>
      </text:list>
      <text:p text:style-name="P35">Section 22(4) of the STSMR requires</text:p>
      <text:p text:style-name="P47">“The trustees must report the extent to which the approved</text:p>
      <text:p text:style-name="P47">maintenance, repair and replacement plan has been implemented to each annual</text:p>
      <text:p text:style-name="P47">general meeting.”</text:p>
      <text:p text:style-name="P48"/>
      <text:p text:style-name="P48">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48">That concludes Example 1 which had a somewhat simplistic maintenance plan with only five items. The second example is more detailed <text:span text:style-name="T31">(it contains six items)</text:span>.</text:p>
      <text:p text:style-name="P48"/>
      <text:h text:style-name="P85" text:outline-level="2">Example 2: The Zenith Body Corporate</text:h>
      <text:p text:style-name="P35">T<text:span text:style-name="T23">he financial state of the Zenith Body Corporate is identical to that of the Acme Body Corporate and is captured in the </text:span><text:span text:style-name="T4">example2.ods </text:span><text:span text:style-name="T11">spreadsheet.</text:span></text:p>
      <text:h text:style-name="P86" text:outline-level="3">Drawing up a Ten Year Plan</text:h>
      <text:p text:style-name="P36">The trustees of ZBC look at the STSMR and see that the STSMR breaks down “major capital items” into eleven categories:</text:p>
      <text:list xml:id="list7684211427903487219" text:style-name="L9">
        <text:list-item>
          <text:p text:style-name="P67">Wiring, lighting and electrical systems</text:p>
        </text:list-item>
        <text:list-item>
          <text:p text:style-name="P67">Plumbing, drainage and storm-water systems</text:p>
        </text:list-item>
        <text:list-item>
          <text:p text:style-name="P67">Interior and exterior painting and waterproofing</text:p>
        </text:list-item>
        <text:list-item>
          <text:p text:style-name="P67">Parking facilities, roadways and paved areas</text:p>
        </text:list-item>
        <text:list-item>
          <text:p text:style-name="P67">Security systems and facilities</text:p>
        </text:list-item>
        <text:list-item>
          <text:p text:style-name="P67">Community and recreational facilities</text:p>
        </text:list-item>
        <text:list-item>
          <text:p text:style-name="P67">Communication and service supply systems</text:p>
        </text:list-item>
        <text:list-item>
          <text:p text:style-name="P67">Lifts</text:p>
        </text:list-item>
        <text:list-item>
          <text:p text:style-name="P67">Carpeting and furnishings</text:p>
        </text:list-item>
        <text:list-item>
          <text:p text:style-name="P67">Roofing</text:p>
        </text:list-item>
        <text:list-item>
          <text:p text:style-name="P68">Heating and cooling facilities</text:p>
        </text:list-item>
      </text:list>
      <text:p text:style-name="P37"/>
      <text:p text:style-name="P38">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8">The ZBC trustees check their records and see that the swimming pool was last resurfaced <text:span text:style-name="T33">in 2009 </text:span>at a cost of R26,000. <text:span text:style-name="T33">P</text:span>ool resurfacing typically lasts about ten years <text:span text:style-name="T33">and</text:span> the <text:span text:style-name="T33">trustees</text:span> decide that they should assume that the pool may need to be resurfaced in 2019. Since nine years have elapsed since the last reurfacing, the<text:span text:style-name="T33">y</text:span> calculate that the cost of resurfacing it now <text:span text:style-name="T33">(in 2018) </text:span>would come to R26000 x (1.07)<text:span text:style-name="T24">9</text:span><text:span text:style-name="T25"> = R49,000. The multiplying factor of 1.07 comes from their assumption that inflation has averaged 7% over the last nine years.</text:span></text:p>
      <text:p text:style-name="P40">The resultant plan and estimated costs are shown.</text:p>
      <text:p text:style-name="P39"><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1">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0">zero</text:span>. <text:span text:style-name="T30">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3">ant</text:span> points of the budget <text:span text:style-name="T33">for the immediate year </text:span>are summarized <text:span text:style-name="T33">with</text:span> levies going by 20% and the shortfall in the reserves <text:span text:style-name="T33">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A06FBCF675399D50.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996596617461218708" text:style-name="L10">
        <text:list-item>
          <text:p text:style-name="P60">What happens if the pool resurfacing needs to take place in 2018 instead of 2019?</text:p>
        </text:list-item>
        <text:list-item>
          <text:p text:style-name="P61">How much can they reduce the levies by if the pool resurfacing is never needed?</text:p>
        </text:list-item>
        <text:list-item>
          <text:p text:style-name="P60">What happens if the paint job in 2020 costs R1 million instead of R860,000?</text:p>
        </text:list-item>
        <text:list-item>
          <text:p text:style-name="P60">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80" text:outline-level="1">Preparing your own Reserve Fund Spreadsheet</text:h>
      <text:p text:style-name="P42">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3">Hopefully this spreadsheet will take some of the pain out of complying with the STSMR. <text:span text:style-name="T32">The </text:span><text:span text:style-name="T6">ReserveFundBudget.ods</text:span><text:span text:style-name="T32"> spreadsheet is blank but with the eleven categories of major repair items that a BC may need to spend money on. All it needs is for you to start filling it with items, amount and percentage changes.</text:span></text:p>
      <text:p text:style-name="P43">If you find <text:span text:style-name="T32">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25"/>
      <text:h text:style-name="P81" text:outline-level="1">Appendix: Assumptions of the Spreadsheet Modelling</text:h>
      <text:p text:style-name="P44">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7188387035102401986" text:style-name="L11">
        <text:list-item>
          <text:p text:style-name="P69">High interest rates and inflation rates adversely affect the accuracy of projections</text:p>
        </text:list-item>
        <text:list-item>
          <text:p text:style-name="P70">Legislative or societal changes may make projections difficult. For example, if some maintenance work is labour-intensive and wages in the sector are increased significantly, the initial projections will be inaccurate</text:p>
        </text:list-item>
        <text:list-item>
          <text:p text:style-name="P71">Commodity price variations can make prediction difficult. E.g. If demand for aluminium goes up, then maintenance work that requires aluminium is going to cost more than initially assumed.</text:p>
        </text:list-item>
      </text:list>
      <text:p text:style-name="P45"/>
      <text:p text:style-name="P72">This appendix details how the spreadsheet determines <text:span text:style-name="T34">the projected administrative costs, </text:span>the projected cost of maintenance work, the final reserves at the end of a financial year and how much should be in the reserve fund at the start of a year.</text:p>
      <text:p text:style-name="P72"/>
      <text:h text:style-name="P84" text:outline-level="2">Projecting Administrative Costs</text:h>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3T14:32:55.124320469</dc:date>
    <meta:editing-duration>PT3H11M43S</meta:editing-duration>
    <meta:editing-cycles>24</meta:editing-cycles>
    <meta:generator>LibreOffice/5.0.6.2$Linux_X86_64 LibreOffice_project/00$Build-2</meta:generator>
    <meta:document-statistic meta:table-count="1" meta:image-count="16" meta:object-count="0" meta:page-count="18" meta:paragraph-count="153" meta:word-count="4232" meta:character-count="24945" meta:non-whitespace-character-count="20889"/>
  </office:meta>
</office:document-meta>
</file>